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d63b" officeooo:paragraph-rsid="0008d63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lo que ha funcionado ayer</text:p>
      <text:p text:style-name="P1">youtube-app&gt;docker-compose up</text:p>
      <text:p text:style-name="P1">C:\youtube-app&gt;docker-compose up -d</text:p>
      <text:p text:style-name="P1">youtube-app&gt;docker-compose p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quí tienes una lista de los comandos Docker más utilizados para conectarse a contenedores y visualizar su contenido:</text:p>
      <text:list text:style-name="L1">
        <text:list-item>
          <text:p text:style-name="P2"><text:span text:style-name="Strong_20_Emphasis">docker ps</text:span> </text:p>
          <text:list>
            <text:list-item>
              <text:p text:style-name="P2">Muestra los contenedores en ejecución </text:p>
            </text:list-item>
            <text:list-item>
              <text:p text:style-name="P2">Con <text:span text:style-name="Source_20_Text">-a</text:span> muestra todos los contenedores (incluso los detenidos) </text:p>
            </text:list-item>
          </text:list>
        </text:list-item>
        <text:list-item>
          <text:p text:style-name="P2"><text:span text:style-name="Strong_20_Emphasis">docker exec -it [nombre_contenedor] [comando]</text:span> </text:p>
          <text:list>
            <text:list-item>
              <text:p text:style-name="P2">Ejecuta un comando interactivo dentro del contenedor </text:p>
            </text:list-item>
            <text:list-item>
              <text:p text:style-name="P2">Ejemplo: <text:span text:style-name="Source_20_Text">docker exec -it youtube_app sh</text:span> o <text:span text:style-name="Source_20_Text">docker exec -it youtube_app bash</text:span> </text:p>
            </text:list-item>
          </text:list>
        </text:list-item>
        <text:list-item>
          <text:p text:style-name="P2"><text:span text:style-name="Strong_20_Emphasis">docker logs [nombre_contenedor]</text:span> </text:p>
          <text:list>
            <text:list-item>
              <text:p text:style-name="P2">Muestra los logs (salida estándar) del contenedor </text:p>
            </text:list-item>
            <text:list-item>
              <text:p text:style-name="P2">Con <text:span text:style-name="Source_20_Text">--follow</text:span> o <text:span text:style-name="Source_20_Text">-f</text:span> para seguir los logs en tiempo real </text:p>
            </text:list-item>
          </text:list>
        </text:list-item>
        <text:list-item>
          <text:p text:style-name="P2"><text:span text:style-name="Strong_20_Emphasis">docker inspect [nombre_contenedor]</text:span> </text:p>
          <text:list>
            <text:list-item>
              <text:p text:style-name="P2">Muestra información detallada del contenedor en formato JSON </text:p>
            </text:list-item>
            <text:list-item>
              <text:p text:style-name="P2">Incluye configuración, volúmenes, redes, etc. </text:p>
            </text:list-item>
          </text:list>
        </text:list-item>
        <text:list-item>
          <text:p text:style-name="P2"><text:span text:style-name="Strong_20_Emphasis">docker cp [origen] [destino]</text:span> </text:p>
          <text:list>
            <text:list-item>
              <text:p text:style-name="P2">Copia archivos entre el host y el contenedor </text:p>
            </text:list-item>
            <text:list-item>
              <text:p text:style-name="P2">Ejemplo: <text:span text:style-name="Source_20_Text">docker cp youtube_app:/app/file.txt ./local.txt</text:span> </text:p>
            </text:list-item>
          </text:list>
        </text:list-item>
        <text:list-item>
          <text:p text:style-name="P2"><text:span text:style-name="Strong_20_Emphasis">docker diff [nombre_contenedor]</text:span> </text:p>
          <text:list>
            <text:list-item>
              <text:p text:style-name="P2">Muestra los cambios en el sistema de archivos del contenedor </text:p>
            </text:list-item>
          </text:list>
        </text:list-item>
        <text:list-item>
          <text:p text:style-name="P2"><text:span text:style-name="Strong_20_Emphasis">docker top [nombre_contenedor]</text:span> </text:p>
          <text:list>
            <text:list-item>
              <text:p text:style-name="P2">Muestra los procesos en ejecución dentro del contenedor </text:p>
            </text:list-item>
          </text:list>
        </text:list-item>
        <text:list-item>
          <text:p text:style-name="P2"><text:span text:style-name="Strong_20_Emphasis">docker stats [nombre_contenedor]</text:span> </text:p>
          <text:list>
            <text:list-item>
              <text:p text:style-name="P2">Muestra estadísticas de uso de recursos en tiempo real </text:p>
            </text:list-item>
          </text:list>
        </text:list-item>
        <text:list-item>
          <text:p text:style-name="P2"><text:span text:style-name="Strong_20_Emphasis">docker volume ls</text:span> </text:p>
          <text:list>
            <text:list-item>
              <text:p text:style-name="P2">Lista todos los volúmenes (incluyendo los utilizados por contenedores) </text:p>
            </text:list-item>
          </text:list>
        </text:list-item>
        <text:list-item>
          <text:p text:style-name="P2"><text:span text:style-name="Strong_20_Emphasis">docker network inspect [nombre_red]</text:span> </text:p>
          <text:list>
            <text:list-item>
              <text:p text:style-name="P2">Muestra información detallada sobre la red de Docker </text:p>
            </text:list-item>
            <text:list-item>
              <text:p text:style-name="P3">Útil para ver conexiones de red entre contenedores </text:p>
            </text:list-item>
          </text:list>
        </text:list-item>
      </text:list>
      <text:p text:style-name="Text_20_body"><text:soft-page-break/>Una vez dentro del contenedor (usando <text:span text:style-name="Source_20_Text">docker exec</text:span>), puedes usar comandos Unix estándar para explorar:</text:p>
      <text:list text:style-name="L2">
        <text:list-item>
          <text:p text:style-name="P4"><text:span text:style-name="Source_20_Text">ls -la</text:span> - Listar archivos y directorios (incluyendo ocultos) </text:p>
        </text:list-item>
        <text:list-item>
          <text:p text:style-name="P4"><text:span text:style-name="Source_20_Text">cd [directorio]</text:span> - Cambiar de directorio </text:p>
        </text:list-item>
        <text:list-item>
          <text:p text:style-name="P4"><text:span text:style-name="Source_20_Text">cat [archivo]</text:span> - Ver contenido de un archivo </text:p>
        </text:list-item>
        <text:list-item>
          <text:p text:style-name="P4"><text:span text:style-name="Source_20_Text">find / -name "[nombre]"</text:span> - Buscar archivos por nombre </text:p>
        </text:list-item>
        <text:list-item>
          <text:p text:style-name="P4"><text:span text:style-name="Source_20_Text">grep -r "texto" [directorio]</text:span> - Buscar texto en archivos </text:p>
        </text:list-item>
        <text:list-item>
          <text:p text:style-name="P5"><text:span text:style-name="Source_20_Text">du -sh [directorio]</text:span> - Ver el tamaño de directorio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18:01.333533300</meta:creation-date>
    <dc:date>2025-04-23T20:15:55.027941800</dc:date>
    <meta:editing-duration>PT1M17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8" meta:word-count="292" meta:character-count="1879" meta:non-whitespace-character-count="1627"/>
  </office:meta>
</office:document-meta>
</file>